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300000003DC0F6EAEBA99B57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  <draw:frame draw:z-index="0" draw:name="Imagen 1" draw:style-name="gr1" draw:text-style-name="P1" svg:width="0.078cm" svg:height="0.078cm" svg:x="0cm" svg:y="0cm">
              <draw:image xlink:href="Pictures/100000010000000300000003DC0F6EAEBA99B575.png" xlink:type="simple" xlink:show="embed" xlink:actuate="onLoad" draw:mime-type="image/png">
                <text:p/>
              </draw:image>
            </draw:frame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2T18:48:58.687000000</dc:date>
    <meta:editing-duration>P1DT22H52M13S</meta:editing-duration>
    <meta:editing-cycles>149</meta:editing-cycles>
    <meta:generator>LibreOffice/7.5.0.3$Windows_X86_64 LibreOffice_project/c21113d003cd3efa8c53188764377a8272d9d6de</meta:generator>
    <meta:document-statistic meta:table-count="1" meta:cell-count="147" meta:object-count="1"/>
  </office:meta>
</office:document-meta>
</file>